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0bd371" officeooo:paragraph-rsid="00053f5c"/>
    </style:style>
    <style:style style:name="P2" style:family="paragraph" style:parent-style-name="Standard">
      <style:paragraph-properties fo:text-align="justify" style:justify-single-word="false"/>
      <style:text-properties fo:color="#000000" officeooo:rsid="000bd371" officeooo:paragraph-rsid="0011aafc"/>
    </style:style>
    <style:style style:name="P3" style:family="paragraph" style:parent-style-name="Standard">
      <style:paragraph-properties fo:text-align="justify" style:justify-single-word="false"/>
      <style:text-properties fo:color="#000000" officeooo:rsid="000bd371" officeooo:paragraph-rsid="0012538c"/>
    </style:style>
    <style:style style:name="P4" style:family="paragraph" style:parent-style-name="Standard">
      <style:paragraph-properties fo:text-align="justify" style:justify-single-word="false"/>
      <style:text-properties fo:color="#000000" officeooo:rsid="000bd371" officeooo:paragraph-rsid="001541d4"/>
    </style:style>
    <style:style style:name="P5" style:family="paragraph" style:parent-style-name="Standard">
      <style:paragraph-properties fo:text-align="justify" style:justify-single-word="false"/>
      <style:text-properties fo:color="#000000" officeooo:rsid="000bd371" officeooo:paragraph-rsid="0017cf0e"/>
    </style:style>
    <style:style style:name="P6" style:family="paragraph" style:parent-style-name="Standard">
      <style:paragraph-properties fo:text-align="justify" style:justify-single-word="false"/>
      <style:text-properties fo:color="#000000" officeooo:rsid="000bd371" officeooo:paragraph-rsid="00234522"/>
    </style:style>
    <style:style style:name="P7" style:family="paragraph" style:parent-style-name="Standard">
      <style:paragraph-properties fo:text-align="justify" style:justify-single-word="false"/>
      <style:text-properties fo:color="#000000" officeooo:rsid="002e0d64" officeooo:paragraph-rsid="00053f5c"/>
    </style:style>
    <style:style style:name="P8" style:family="paragraph" style:parent-style-name="Standard">
      <style:paragraph-properties fo:text-align="center" style:justify-single-word="false"/>
      <style:text-properties fo:color="#000000" officeooo:rsid="00053f5c" officeooo:paragraph-rsid="00053f5c"/>
    </style:style>
    <style:style style:name="P9" style:family="paragraph" style:parent-style-name="Standard">
      <style:paragraph-properties fo:margin-top="0cm" fo:margin-bottom="0cm" loext:contextual-spacing="false" fo:line-height="115%" fo:text-align="justify" style:justify-single-word="false"/>
      <style:text-properties fo:color="#000000" officeooo:rsid="00053f5c" officeooo:paragraph-rsid="00053f5c"/>
    </style:style>
    <style:style style:name="P10" style:family="paragraph" style:parent-style-name="Standard">
      <style:paragraph-properties fo:margin-top="0cm" fo:margin-bottom="0cm" loext:contextual-spacing="false" fo:line-height="115%" fo:text-align="justify" style:justify-single-word="false"/>
      <style:text-properties officeooo:paragraph-rsid="00053f5c"/>
    </style:style>
    <style:style style:name="P11" style:family="paragraph" style:parent-style-name="Standard">
      <style:paragraph-properties fo:text-align="justify" style:justify-single-word="false"/>
      <style:text-properties fo:color="#000000" officeooo:rsid="0011aafc" officeooo:paragraph-rsid="0012538c"/>
    </style:style>
    <style:style style:name="P12" style:family="paragraph" style:parent-style-name="Standard">
      <style:paragraph-properties fo:text-align="justify" style:justify-single-word="false"/>
      <style:text-properties fo:color="#000000" officeooo:rsid="0011aafc" officeooo:paragraph-rsid="0025fa4c"/>
    </style:style>
    <style:style style:name="P13" style:family="paragraph" style:parent-style-name="Standard">
      <style:paragraph-properties fo:text-align="justify" style:justify-single-word="false"/>
      <style:text-properties fo:color="#000000" officeooo:rsid="000bd371" officeooo:paragraph-rsid="0025fa4c"/>
    </style:style>
    <style:style style:name="P14" style:family="paragraph" style:parent-style-name="Standard">
      <style:paragraph-properties fo:text-align="center" style:justify-single-word="false"/>
      <style:text-properties fo:color="#000000" officeooo:rsid="00053f5c" officeooo:paragraph-rsid="0025fa4c"/>
    </style:style>
    <style:style style:name="P15" style:family="paragraph" style:parent-style-name="Standard">
      <style:paragraph-properties fo:text-align="justify" style:justify-single-word="false"/>
      <style:text-properties fo:color="#000000" officeooo:rsid="002e0d64" officeooo:paragraph-rsid="0025fa4c"/>
    </style:style>
    <style:style style:name="P16" style:family="paragraph" style:parent-style-name="Standard">
      <style:paragraph-properties fo:margin-top="0cm" fo:margin-bottom="0cm" loext:contextual-spacing="false" fo:line-height="115%" fo:text-align="justify" style:justify-single-word="false"/>
      <style:text-properties officeooo:paragraph-rsid="0025fa4c"/>
    </style:style>
    <style:style style:name="P17" style:family="paragraph" style:parent-style-name="Standard">
      <style:paragraph-properties fo:margin-top="0cm" fo:margin-bottom="0cm" loext:contextual-spacing="false" fo:line-height="115%" fo:text-align="justify" style:justify-single-word="false"/>
      <style:text-properties fo:color="#000000" officeooo:rsid="00053f5c" officeooo:paragraph-rsid="0025fa4c"/>
    </style:style>
    <style:style style:name="T1" style:family="text">
      <style:text-properties officeooo:rsid="002e0d64"/>
    </style:style>
    <style:style style:name="T2" style:family="text">
      <style:text-properties officeooo:rsid="002bb6d1"/>
    </style:style>
    <style:style style:name="T3" style:family="text">
      <style:text-properties officeooo:rsid="002d8e96"/>
    </style:style>
    <style:style style:name="T4" style:family="text">
      <style:text-properties fo:font-weight="bold" style:font-weight-asian="bold"/>
    </style:style>
    <style:style style:name="T5" style:family="text">
      <style:text-properties officeooo:rsid="0011aafc"/>
    </style:style>
    <style:style style:name="T6" style:family="text">
      <style:text-properties officeooo:rsid="001541d4"/>
    </style:style>
    <style:style style:name="T7" style:family="text">
      <style:text-properties officeooo:rsid="001b0689"/>
    </style:style>
    <style:style style:name="T8" style:family="text">
      <style:text-properties officeooo:rsid="00234522"/>
    </style:style>
    <style:style style:name="T9" style:family="text">
      <style:text-properties officeooo:rsid="0023a0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ssignment 5</text:p>
      <text:p text:style-name="P14"/>
      <text:p text:style-name="P16"><text:span text:style-name="T4">Named PL/SQL Block: PL/SQL Stored Procedure and Stored Function</text:span>. </text:p>
      <text:p text:style-name="P17">Write a Stored Procedure namely proc_Grade for the categorization of student. If marks scored by students in examination is &lt;=1500 and marks&gt;=990 then student will be placed in distinction category if marks scored are between 989 and 900 category is first class, if marks 899 and 825 category is Higher Second Class. <text:s/>Write a PL/SQL block to use procedure created with above requirement. <text:s text:c="2"/>Stud_Marks(name, total_marks) Result(Roll,Name, Class)</text:p>
      <text:p text:style-name="P13"/>
      <text:p text:style-name="P13"><text:span text:style-name="T1">create</text:span> <text:span text:style-name="T1">table</text:span> Stud_Marks (</text:p>
      <text:p text:style-name="P13"><text:s text:c="4"/>name <text:span text:style-name="T1">varchar</text:span>(<text:span text:style-name="T2">30</text:span>),</text:p>
      <text:p text:style-name="P13"><text:s text:c="4"/>total_marks <text:span text:style-name="T1">int</text:span></text:p>
      <text:p text:style-name="P13">);</text:p>
      <text:p text:style-name="P13"/>
      <text:p text:style-name="P13"><text:span text:style-name="T1">create</text:span> <text:span text:style-name="T1">table</text:span> Result (</text:p>
      <text:p text:style-name="P13"><text:s text:c="4"/>Roll <text:span text:style-name="T1">int</text:span> <text:span text:style-name="T1">auto</text:span>_<text:span text:style-name="T1">increment Primary Key</text:span>,</text:p>
      <text:p text:style-name="P13"><text:s text:c="4"/>Name <text:span text:style-name="T1">varchar</text:span>(<text:span text:style-name="T2">30</text:span>),</text:p>
      <text:p text:style-name="P13"><text:s text:c="4"/>Class <text:span text:style-name="T1">varchar</text:span>(<text:span text:style-name="T2">20</text:span>)</text:p>
      <text:p text:style-name="P13">);</text:p>
      <text:p text:style-name="P13"/>
      <text:p text:style-name="P13"><text:span text:style-name="T1">delimiter</text:span> //</text:p>
      <text:p text:style-name="P13"/>
      <text:p text:style-name="P13"><text:span text:style-name="T1">create</text:span> <text:span text:style-name="T1">function</text:span> get_Grade(marks INT)</text:p>
      <text:p text:style-name="P13"><text:span text:style-name="T1">returns</text:span> <text:span text:style-name="T1">varchar</text:span>(<text:span text:style-name="T3">20</text:span>)</text:p>
      <text:p text:style-name="P15">deterministic</text:p>
      <text:p text:style-name="P15">begin</text:p>
      <text:p text:style-name="P13"><text:s text:c="4"/><text:span text:style-name="T1">declare</text:span> grade <text:span text:style-name="T1">varchar</text:span>(<text:span text:style-name="T1">20</text:span>);</text:p>
      <text:p text:style-name="P13"/>
      <text:p text:style-name="P13"><text:s text:c="4"/><text:span text:style-name="T1">if</text:span> marks &lt;= 1500 AND marks &gt;= 990 <text:span text:style-name="T1">then</text:span></text:p>
      <text:p text:style-name="P13"><text:s text:c="8"/><text:span text:style-name="T1">set</text:span> grade = 'Distinction';</text:p>
      <text:p text:style-name="P13"><text:s text:c="4"/><text:span text:style-name="T1">elseif</text:span> marks <text:span text:style-name="T1">between</text:span> 900 <text:span text:style-name="T1">and</text:span> 989 <text:span text:style-name="T1">then</text:span></text:p>
      <text:p text:style-name="P13"><text:s text:c="8"/><text:span text:style-name="T1">set</text:span> grade = 'First Class';</text:p>
      <text:p text:style-name="P13"><text:s text:c="4"/><text:span text:style-name="T1">elseif</text:span> marks <text:span text:style-name="T1">between</text:span> 825 <text:span text:style-name="T1">and</text:span> 899 <text:span text:style-name="T1">then</text:span></text:p>
      <text:p text:style-name="P13"><text:s text:c="8"/><text:span text:style-name="T1">set</text:span> grade = 'Higher Second Class';</text:p>
      <text:p text:style-name="P13"><text:s text:c="4"/><text:span text:style-name="T1">else</text:span></text:p>
      <text:p text:style-name="P13"><text:s text:c="8"/><text:span text:style-name="T1">set</text:span> grade = 'No Category';</text:p>
      <text:p text:style-name="P13"><text:s text:c="4"/><text:span text:style-name="T1">end</text:span> <text:span text:style-name="T1">if</text:span>;</text:p>
      <text:p text:style-name="P13"/>
      <text:p text:style-name="P13"><text:s text:c="4"/><text:span text:style-name="T1">return</text:span> grade;</text:p>
      <text:p text:style-name="P13"><text:span text:style-name="T1">end</text:span>;</text:p>
      <text:p text:style-name="P13">//</text:p>
      <text:p text:style-name="P13"/>
      <text:p text:style-name="P13"><text:span text:style-name="T1">create</text:span> <text:span text:style-name="T1">procedure</text:span> procGrade()</text:p>
      <text:p text:style-name="P15">begin</text:p>
      <text:p text:style-name="P13"><text:s text:c="4"/><text:span text:style-name="T1">declare</text:span> done <text:span text:style-name="T1">int</text:span> <text:span text:style-name="T1">default</text:span> <text:span text:style-name="T1">false</text:span>;</text:p>
      <text:p text:style-name="P13"><text:s text:c="4"/><text:span text:style-name="T1">declare</text:span> s_name <text:span text:style-name="T1">varchar</text:span>(<text:span text:style-name="T3">30</text:span>);</text:p>
      <text:p text:style-name="P13"><text:s text:c="4"/><text:span text:style-name="T1">declare</text:span> s_marks <text:span text:style-name="T1">int</text:span>;</text:p>
      <text:p text:style-name="P13"><text:s text:c="4"/><text:span text:style-name="T1">declare</text:span> s_class <text:span text:style-name="T1">varchar</text:span>(<text:span text:style-name="T3">20</text:span>);</text:p>
      <text:p text:style-name="P12"><text:s text:c="4"/>declare INVALID_MARKS condition for SQLSTATE '45000';</text:p>
      <text:p text:style-name="P13"><text:s text:c="4"/><text:span text:style-name="T1">declare</text:span> cur <text:span text:style-name="T1">cursor</text:span> <text:span text:style-name="T1">for</text:span> </text:p>
      <text:p text:style-name="P13"><text:span text:style-name="T1"><text:s text:c="4"/>select </text:span>name, total_marks <text:span text:style-name="T1">from</text:span> Stud_Marks</text:p>
      <text:p text:style-name="P13"><text:soft-page-break/><text:s text:c="4"/><text:span text:style-name="T8">order by Name Asc</text:span>;</text:p>
      <text:p text:style-name="P13"><text:s text:c="4"/><text:span text:style-name="T6">declare continue handler for </text:span>INVALID_MARKS</text:p>
      <text:p text:style-name="P13"><text:s text:c="8"/><text:span text:style-name="T6">begin</text:span></text:p>
      <text:p text:style-name="P13"><text:s text:c="12"/><text:span text:style-name="T6">select</text:span> <text:span text:style-name="T6">concat</text:span>(s_name,<text:span text:style-name="T5">' </text:span>has invalid marks: <text:span text:style-name="T5">'</text:span>, s_marks) <text:span text:style-name="T6">as</text:span> warning;</text:p>
      <text:p text:style-name="P13"><text:s text:c="8"/><text:span text:style-name="T6">end</text:span>;</text:p>
      <text:p text:style-name="P13"><text:s text:c="4"/></text:p>
      <text:p text:style-name="P13"><text:s text:c="4"/><text:span text:style-name="T1">declare</text:span> <text:span text:style-name="T1">continue handler for not found set </text:span>done = TRUE; <text:s text:c="3"/></text:p>
      <text:p text:style-name="P13"><text:s text:c="4"/><text:span text:style-name="T9">truncate table Result;</text:span></text:p>
      <text:p text:style-name="P13"/>
      <text:p text:style-name="P13"><text:s text:c="4"/><text:span text:style-name="T1">open</text:span> cur;</text:p>
      <text:p text:style-name="P13"/>
      <text:p text:style-name="P13"><text:s text:c="4"/>read_loop: <text:span text:style-name="T1">loop</text:span></text:p>
      <text:p text:style-name="P13"><text:s text:c="8"/><text:span text:style-name="T1">fetch</text:span> cur <text:span text:style-name="T1">into</text:span> s_name, s_marks;</text:p>
      <text:p text:style-name="P13"><text:s text:c="8"/><text:span text:style-name="T1">if</text:span> done <text:span text:style-name="T1">then</text:span></text:p>
      <text:p text:style-name="P13"><text:s text:c="12"/><text:span text:style-name="T1">leave</text:span> read_loop;</text:p>
      <text:p text:style-name="P13"><text:s text:c="8"/><text:span text:style-name="T7">elseif s_marks &lt; 0 OR s_marks &gt; 1500 then</text:span></text:p>
      <text:p text:style-name="P13"><text:s text:c="13"/><text:span text:style-name="T5">signal SQLSTATE '45000' set MESSAGE_TEXT = 'Marks should be between 0 and 1500';</text:span></text:p>
      <text:p text:style-name="P13"><text:s text:c="8"/><text:span text:style-name="T6">else</text:span></text:p>
      <text:p text:style-name="P13"><text:s text:c="13"/><text:span text:style-name="T1">set</text:span> s_class = get_Grade(s_marks);</text:p>
      <text:p text:style-name="P13"><text:s text:c="13"/><text:span text:style-name="T1">insert</text:span> <text:span text:style-name="T1">into </text:span>Result(Name, Class) V<text:span text:style-name="T1">alues</text:span> (s_name, s_class);</text:p>
      <text:p text:style-name="P13"><text:s text:c="8"/><text:span text:style-name="T1">end</text:span> <text:span text:style-name="T1">if</text:span>;</text:p>
      <text:p text:style-name="P13"><text:s text:c="4"/><text:span text:style-name="T1">end</text:span> <text:span text:style-name="T1">loop</text:span>;</text:p>
      <text:p text:style-name="P13"/>
      <text:p text:style-name="P13"><text:s text:c="4"/><text:span text:style-name="T1">close</text:span> cur;</text:p>
      <text:p text:style-name="P13"><text:span text:style-name="T1">end</text:span>;</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9T12:01:50.290287399</meta:creation-date>
    <dc:date>2025-07-31T12:12:51.724685223</dc:date>
    <meta:editing-duration>PT1H5M44S</meta:editing-duration>
    <meta:editing-cycles>15</meta:editing-cycles>
    <meta:generator>LibreOffice/6.0.7.3$Linux_X86_64 LibreOffice_project/00m0$Build-3</meta:generator>
    <meta:document-statistic meta:table-count="0" meta:image-count="0" meta:object-count="0" meta:page-count="2" meta:paragraph-count="62" meta:word-count="286" meta:character-count="2101" meta:non-whitespace-character-count="1604"/>
  </office:meta>
</office:document-meta>
</file>